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 Function Invo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Invoking a JavaScript Function</text:p>
          </draw:text-box>
        </draw:frame>
        <draw:frame draw:style-name="gr2" draw:text-style-name="P3" draw:layer="layout" svg:width="25.5cm" svg:height="8.783cm" svg:x="1cm" svg:y="3cm">
          <draw:text-box>
            <text:p>The code inside a JavaScript function will execute when "something" invokes it.</text:p>
            <text:p/>
            <text:p>The code inside a function is not executed when the function is <text:span text:style-name="T1">defined</text:span>.</text:p>
            <text:p/>
            <text:p>The code inside a function is executed when the function is <text:span text:style-name="T1">invoked</text:span>.</text:p>
            <text:p/>
            <text:p>It is common to use the term "<text:span text:style-name="T1">call a function</text:span>" instead of "<text:span text:style-name="T1">invoke a function</text:span>".</text:p>
            <text:p/>
            <text:p>It is also common to say "call upon a function", "start a function", or "execute a function".</text:p>
            <text:p/>
            <text:p>In this tutorial, we will use <text:span text:style-name="T1">invoke</text:span>, because a JavaScript function can be invoked without being called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voking a Function as a Function</text:p>
          </draw:text-box>
        </draw:frame>
        <draw:frame draw:style-name="gr2" draw:text-style-name="P3" draw:layer="layout" svg:width="26cm" svg:height="10.205cm" svg:x="0.5cm" svg:y="3cm">
          <draw:text-box>
            <text:p>Example</text:p>
            <text:p>function myFunction(a, b) {</text:p>
            <text:p><text:s text:c="2"/>return a * b;</text:p>
            <text:p>}</text:p>
            <text:p>myFunction(10, 2); <text:s text:c="10"/>// Will return 20</text:p>
            <text:p/>
            <text:p>The function above does not belong to any object. But in JavaScript there is always a default global object.</text:p>
            <text:p/>
            <text:p>In HTML the default global object is the HTML page itself, so the function above "belongs" to the HTML page.</text:p>
            <text:p/>
            <text:p>In a browser the page object is the browser window. The function above automatically becomes a window func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Note</text:p>
          </draw:text-box>
        </draw:frame>
        <draw:frame draw:style-name="gr2" draw:text-style-name="P3" draw:layer="layout" svg:width="26.5cm" svg:height="7.361cm" svg:x="0.5cm" svg:y="3cm">
          <draw:text-box>
            <text:p>This is a common way to invoke a JavaScript function, but not a very good practice.</text:p>
            <text:p>Global variables, methods, or functions can easily create name conflicts and bugs in the global object.</text:p>
            <text:p/>
            <text:p>myFunction() and window.myFunction() is the same function:</text:p>
            <text:p>Example</text:p>
            <text:p>function myFunction(a, b) {</text:p>
            <text:p><text:s text:c="2"/>return a * b;</text:p>
            <text:p>}</text:p>
            <text:p>window.myFunction(10, 2); <text:s text:c="3"/>// Will also return 20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What is <text:span text:style-name="T1">this</text:span>?</text:p>
          </draw:text-box>
        </draw:frame>
        <draw:frame draw:style-name="gr2" draw:text-style-name="P3" draw:layer="layout" svg:width="26.5cm" svg:height="12.407cm" svg:x="0.1cm" svg:y="2.1cm">
          <draw:text-box>
            <text:p><text:span text:style-name="T2">In JavaScript, the this keyword refers to an </text:span><text:span text:style-name="T3">object</text:span><text:span text:style-name="T2">.</text:span></text:p>
            <text:p/>
            <text:p><text:span text:style-name="T3">Which</text:span><text:span text:style-name="T2"> object depends on how this is being invoked (used or called).</text:span></text:p>
            <text:p/>
            <text:p><text:span text:style-name="T2">The </text:span><text:span text:style-name="T4">this</text:span><text:span text:style-name="T2"> keyword refers to different objects depending on how it is used:</text:span></text:p>
            <text:p><text:span text:style-name="T2">In an object method, </text:span><text:span text:style-name="T4">this</text:span><text:span text:style-name="T2"> refers to the </text:span><text:span text:style-name="T3">object</text:span><text:span text:style-name="T2">.</text:span></text:p>
            <text:p/>
            <text:p><text:span text:style-name="T2">Alone, </text:span><text:span text:style-name="T4">this</text:span><text:span text:style-name="T2"> refers to the </text:span><text:span text:style-name="T3">global object</text:span><text:span text:style-name="T2">.</text:span></text:p>
            <text:p/>
            <text:p><text:span text:style-name="T2">In a function, this refers to the </text:span><text:span text:style-name="T3">global object</text:span><text:span text:style-name="T2">.</text:span></text:p>
            <text:p/>
            <text:p><text:span text:style-name="T2">In a function, in strict mode, </text:span><text:span text:style-name="T4">this</text:span><text:span text:style-name="T2"> is </text:span><text:span text:style-name="T4">undefined</text:span><text:span text:style-name="T2">.</text:span></text:p>
            <text:p/>
            <text:p><text:span text:style-name="T2">In an event, this refers to the </text:span><text:span text:style-name="T3">element</text:span><text:span text:style-name="T2"> that received the event.</text:span></text:p>
            <text:p/>
            <text:p><text:span text:style-name="T2">Methods like call(), apply(), and bind() can refer this to </text:span><text:span text:style-name="T3">any object</text:span><text:span text:style-name="T2">.</text:span></text:p>
            <text:p/>
            <text:p><text:span text:style-name="T2">Note: this is not a variable. It is a keyword. You cannot change the value of this.</text:span></text:p>
            <text:p><text:span text:style-name="T2">Ref: https://www.w3schools.com/js/js_this.asp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he Global Object</text:p>
          </draw:text-box>
        </draw:frame>
        <draw:frame draw:style-name="gr3" draw:text-style-name="P3" draw:layer="layout" svg:width="26.5cm" svg:height="12.338cm" svg:x="1cm" svg:y="2.5cm">
          <draw:text-box>
            <text:p>When a function is called without an owner object, the value of this becomes the global object.</text:p>
            <text:p/>
            <text:p>In a web browser the global object is the browser window.</text:p>
            <text:p/>
            <text:p>This example returns the window object as the value of this:</text:p>
            <text:p>Example</text:p>
            <text:p>let x = myFunction(); <text:s text:c="11"/>// x will be the window object</text:p>
            <text:p/>
            <text:p>function myFunction() {</text:p>
            <text:p><text:s text:c="2"/>return this;</text:p>
            <text:p>}</text:p>
            <text:p/>
            <text:p>Invoking a function as a global function, causes the value of this to be the global object.</text:p>
            <text:p>Using the window object as a variable can easily crash your program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voking a Function as a Method</text:p>
          </draw:text-box>
        </draw:frame>
        <draw:frame draw:style-name="gr4" draw:text-style-name="P3" draw:layer="layout" svg:width="27.1cm" svg:height="13.76cm" svg:x="0.4cm" svg:y="2.2cm">
          <draw:text-box>
            <text:p><text:span text:style-name="T5">In JavaScript you can define functions as object methods.</text:span></text:p>
            <text:p/>
            <text:p><text:span text:style-name="T5">The following example creates an object (myObject), with two properties (firstName and lastName), and a method (fullName):</text:span></text:p>
            <text:p><text:span text:style-name="T5">Example</text:span></text:p>
            <text:p><text:span text:style-name="T5">const myObject = {</text:span></text:p>
            <text:p><text:span text:style-name="T5"><text:s text:c="2"/></text:span><text:span text:style-name="T5">firstName:"John",</text:span></text:p>
            <text:p><text:span text:style-name="T5"><text:s text:c="2"/></text:span><text:span text:style-name="T5">lastName: "Doe",</text:span></text:p>
            <text:p><text:span text:style-name="T5"><text:s text:c="2"/></text:span><text:span text:style-name="T5">fullName: function () {</text:span></text:p>
            <text:p><text:span text:style-name="T5"><text:s text:c="4"/></text:span><text:span text:style-name="T5">return this.firstName + " " + this.lastName;</text:span></text:p>
            <text:p><text:span text:style-name="T5"><text:s text:c="2"/></text:span><text:span text:style-name="T5">}</text:span></text:p>
            <text:p><text:span text:style-name="T5">}</text:span></text:p>
            <text:p><text:span text:style-name="T5">myObject.fullName(); <text:s text:c="8"/>// Will return "John Doe"</text:span></text:p>
            <text:p/>
            <text:p><text:span text:style-name="T5">The fullName method is a function. The function belongs to the object. myObject is the owner of the function.</text:span></text:p>
            <text:p/>
            <text:p><text:span text:style-name="T5">The thing called this, is the object that "owns" the JavaScript code. In this case the value of this is myObject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7cm" svg:height="10.916cm" svg:x="0.5cm" svg:y="2.5cm">
          <draw:text-box>
            <text:p>Test it! Change the fullName method to return the value of this:</text:p>
            <text:p>Example</text:p>
            <text:p>const myObject = {</text:p>
            <text:p><text:s text:c="2"/>firstName:"John",</text:p>
            <text:p><text:s text:c="2"/>lastName: "Doe",</text:p>
            <text:p><text:s text:c="2"/>fullName: function () {</text:p>
            <text:p><text:s text:c="4"/>return this;</text:p>
            <text:p><text:s text:c="2"/>}</text:p>
            <text:p>}</text:p>
            <text:p/>
            <text:p>// This will return [object Object] (the owner object)</text:p>
            <text:p>myObject.fullName();</text:p>
            <text:p/>
            <text:p>Invoking a function as an object method, causes the value of this to be the object itself.</text:p>
            <text:p>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voking a Function with a Function Constructor</text:p>
          </draw:text-box>
        </draw:frame>
        <draw:frame draw:style-name="gr2" draw:text-style-name="P3" draw:layer="layout" svg:width="27cm" svg:height="12.197cm" svg:x="0.5cm" svg:y="2.5cm">
          <draw:text-box>
            <text:p><text:span text:style-name="T6">If a function invocation is preceded with the new keyword, it is a constructor invocation.</text:span></text:p>
            <text:p/>
            <text:p><text:span text:style-name="T6">It looks like you create a new function, but since JavaScript functions are objects you actually create a new object:</text:span></text:p>
            <text:p><text:span text:style-name="T6">Example</text:span></text:p>
            <text:p><text:span text:style-name="T6">// This is a function constructor:</text:span></text:p>
            <text:p><text:span text:style-name="T6">function myFunction(arg1, arg2) {</text:span></text:p>
            <text:p><text:span text:style-name="T6"><text:s text:c="2"/></text:span><text:span text:style-name="T6">this.firstName = arg1;</text:span></text:p>
            <text:p><text:span text:style-name="T6"><text:s text:c="2"/></text:span><text:span text:style-name="T6">this.lastName <text:s/>= arg2;</text:span></text:p>
            <text:p><text:span text:style-name="T6">}</text:span></text:p>
            <text:p/>
            <text:p><text:span text:style-name="T6">// This creates a new object</text:span></text:p>
            <text:p><text:span text:style-name="T6">const myObj = new myFunction("John", "Doe");</text:span></text:p>
            <text:p/>
            <text:p><text:span text:style-name="T6">// This will return "John"</text:span></text:p>
            <text:p><text:span text:style-name="T6">myObj.firstName;</text:span></text:p>
            <text:p/>
            <text:p><text:span text:style-name="T6">A constructor invocation creates a new object. The new object inherits the properties and methods from its constructor.</text:span></text:p>
            <text:p/>
            <text:p><text:span text:style-name="T6">The this keyword in the constructor does not have a value.</text:span></text:p>
            <text:p><text:span text:style-name="T6">The value of </text:span><text:span text:style-name="T7">this</text:span><text:span text:style-name="T6"> will be the new object created when the function is invoked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4T18:13:45.989709605</meta:creation-date>
    <meta:editing-duration>PT14M31S</meta:editing-duration>
    <meta:editing-cycles>3</meta:editing-cycles>
    <meta:generator>LibreOffice/7.3.7.2$Linux_X86_64 LibreOffice_project/30$Build-2</meta:generator>
    <dc:title>Blue Curve</dc:title>
    <dc:date>2023-10-14T18:38:41.623978538</dc:date>
    <meta:document-statistic meta:object-count="70"/>
  </office:meta>
</office:document-meta>
</file>